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軟正黑體" svg:font-family="微軟正黑體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2.1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10.4cm" svg:height="10.205cm" svg:x="-12.6cm" svg:y="6.395cm">
          <draw:text-box>
            <text:p>module M</text:p>
            <text:p><text:s text:c="2"/>extend ActiveSupport::Concern</text:p>
            <text:p/>
            <text:p><text:s text:c="2"/>def an_instance_method;end</text:p>
            <text:p/>
            <text:p><text:s text:c="2"/>module ClassMethods</text:p>
            <text:p><text:s text:c="4"/>def a_class_method;end</text:p>
            <text:p><text:s text:c="2"/>end</text:p>
            <text:p>end</text:p>
            <text:p/>
            <text:p>class C</text:p>
            <text:p><text:s text:c="2"/>include M</text:p>
            <text:p>end</text:p>
            <text:p/>
          </draw:text-box>
        </draw:frame>
        <draw:frame draw:style-name="gr2" draw:layer="layout" svg:width="27.4cm" svg:height="21.42cm" svg:x="28.2cm" svg:y="2cm">
          <draw:text-box>
            <text:p>module ActiveSupport</text:p>
            <text:p><text:s text:c="2"/>module Concern</text:p>
            <text:p><text:s text:c="4"/>class MultipleIncludedBlocks &lt; StandardError #:nodoc:</text:p>
            <text:p><text:s text:c="6"/>def initialize</text:p>
            <text:p><text:s text:c="8"/>super "Cannot define multiple 'included' blocks for a Concern"</text:p>
            <text:p><text:s text:c="6"/>end</text:p>
            <text:p><text:s text:c="4"/>end</text:p>
            <text:p/>
            <text:p><text:s text:c="4"/>def self.extended(base) #:nodoc:</text:p>
            <text:p><text:s text:c="6"/>base.instance_variable_set(:@_dependencies, [])</text:p>
            <text:p><text:s text:c="4"/>end</text:p>
            <text:p/>
            <text:p><text:s text:c="4"/>def append_features(base)</text:p>
            <text:p><text:s text:c="6"/>if base.instance_variable_defined?(:@_dependencies)</text:p>
            <text:p><text:s text:c="8"/>base.instance_variable_get(:@_dependencies) &lt;&lt; self</text:p>
            <text:p><text:s text:c="8"/>return false</text:p>
            <text:p><text:s text:c="6"/>else</text:p>
            <text:p><text:s text:c="8"/>return false if base &lt; self</text:p>
            <text:p><text:s text:c="8"/>@_dependencies.each { |dep| base.send(:include, dep) }</text:p>
            <text:p><text:s text:c="8"/>super</text:p>
            <text:p><text:s text:c="8"/>base.extend const_get(:ClassMethods) if const_defined?(:ClassMethods)</text:p>
            <text:p><text:s text:c="8"/>base.class_eval(&amp;@_included_block) if instance_variable_defined?(:@_included_block)</text:p>
            <text:p><text:s text:c="6"/>end</text:p>
            <text:p><text:s text:c="4"/>end</text:p>
            <text:p/>
            <text:p><text:s text:c="4"/>#...</text:p>
            <text:p/>
            <text:p>end</text:p>
            <text:p/>
          </draw:text-box>
        </draw:frame>
        <draw:frame draw:style-name="gr3" draw:layer="layout" svg:width="8.1cm" svg:height="0.962cm" svg:x="13cm" svg:y="15.438cm">
          <draw:text-box>
            <text:p>M.@_dependencies = []</text:p>
          </draw:text-box>
        </draw:frame>
        <draw:frame draw:style-name="gr4" draw:layer="layout" svg:width="13.9cm" svg:height="1.783cm" svg:x="13.3cm" svg:y="3.4cm">
          <draw:text-box>
            <text:p>使L的单例类拥有了append_features(base)</text:p>
            <text:p>L.append_features</text:p>
          </draw:text-box>
        </draw:frame>
        <draw:frame draw:style-name="gr4" draw:layer="layout" svg:width="7.3cm" svg:height="0.962cm" svg:x="28.9cm" svg:y="31.438cm">
          <draw:text-box>
            <text:p>M.append_features(C)</text:p>
          </draw:text-box>
        </draw:frame>
        <draw:frame draw:style-name="gr5" draw:layer="layout" svg:width="9.4cm" svg:height="2.384cm" svg:x="48.9cm" svg:y="9.4cm">
          <draw:text-box>
            <text:p>If it has an <text:s/>@_dependencies Class Variable, then you know it is a concern</text:p>
          </draw:text-box>
        </draw:frame>
        <draw:frame draw:style-name="gr6" draw:layer="layout" svg:width="15.1cm" svg:height="1.15cm" svg:x="41.7cm" svg:y="14cm">
          <draw:text-box>
            <text:p>check whether self is already in base's ancestors</text:p>
          </draw:text-box>
        </draw:frame>
        <draw:frame draw:style-name="gr7" draw:layer="layout" svg:width="19.9cm" svg:height="48.226cm" svg:x="1.7cm" svg:y="1.574cm">
          <draw:text-box>
            <text:p>require 'active_support'</text:p>
            <text:p/>
            <text:p>module L</text:p>
            <text:p><text:s text:c="2"/>extend ActiveSupport::Concern</text:p>
            <text:p/>
            <text:p><text:s text:c="2"/>def l_instance_method</text:p>
            <text:p><text:s text:c="4"/>'l_i'</text:p>
            <text:p><text:s text:c="2"/>end</text:p>
            <text:p/>
            <text:p><text:s text:c="2"/>module ClassMethods</text:p>
            <text:p><text:s text:c="4"/>def l_class_method</text:p>
            <text:p><text:s text:c="6"/>'l_c'</text:p>
            <text:p><text:s text:c="4"/>end</text:p>
            <text:p><text:s text:c="2"/>end</text:p>
            <text:p>end</text:p>
            <text:p/>
            <text:p>module M</text:p>
            <text:p><text:s text:c="2"/>extend ActiveSupport::Concern</text:p>
            <text:p/>
            <text:p><text:s text:c="2"/>include L</text:p>
            <text:p/>
            <text:p><text:s text:c="2"/>def m_instance_method</text:p>
            <text:p><text:s text:c="4"/>'m_i'</text:p>
            <text:p><text:s text:c="2"/>end</text:p>
            <text:p/>
            <text:p><text:s text:c="2"/>module ClassMethods</text:p>
            <text:p><text:s text:c="4"/>def m_class_method</text:p>
            <text:p><text:s text:c="6"/>'m_c'</text:p>
            <text:p><text:s text:c="4"/>end</text:p>
            <text:p><text:s text:c="2"/>end</text:p>
            <text:p>end</text:p>
            <text:p/>
            <text:p>module N</text:p>
            <text:p><text:s text:c="2"/>extend ActiveSupport::Concern</text:p>
            <text:p/>
            <text:p><text:s text:c="2"/>include L</text:p>
            <text:p><text:s text:c="2"/>include M</text:p>
            <text:p/>
            <text:p><text:s text:c="2"/>def n_instance_method</text:p>
            <text:p><text:s text:c="4"/>'n_i'</text:p>
            <text:p><text:s text:c="2"/>end</text:p>
            <text:p/>
            <text:p><text:s text:c="2"/>module ClassMethods</text:p>
            <text:p><text:s text:c="4"/>def n_class_method</text:p>
            <text:p><text:s text:c="6"/>'n_c'</text:p>
            <text:p><text:s text:c="4"/>end</text:p>
            <text:p><text:s text:c="2"/>end</text:p>
            <text:p>end</text:p>
            <text:p/>
            <text:p/>
            <text:p>class C</text:p>
            <text:p><text:s text:c="2"/>include M</text:p>
            <text:p><text:s text:c="2"/>include N</text:p>
            <text:p>end</text:p>
            <text:p/>
            <text:p>c = C.new</text:p>
            <text:p>puts C.m_class_method</text:p>
            <text:p>puts c.m_instance_method</text:p>
            <text:p>puts C.n_class_method</text:p>
            <text:p>puts c.n_instance_method</text:p>
            <text:p/>
            <text:p>puts L.instance_variable_get(:@_dependencies).join(',')</text:p>
            <text:p>puts M.instance_variable_get(:@_dependencies).join(',')</text:p>
            <text:p>puts N.instance_variable_get(:@_dependencies).join(',')</text:p>
            <text:p/>
          </draw:text-box>
        </draw:frame>
        <draw:frame draw:style-name="gr4" draw:layer="layout" svg:width="13.9cm" svg:height="1.783cm" svg:x="12.8cm" svg:y="13.4cm">
          <draw:text-box>
            <text:p>使M的单例类拥有了append_features(base)</text:p>
            <text:p>M.append_features</text:p>
          </draw:text-box>
        </draw:frame>
        <draw:frame draw:style-name="gr3" draw:layer="layout" svg:width="8.1cm" svg:height="0.962cm" svg:x="12.4cm" svg:y="26.3cm">
          <draw:text-box>
            <text:p>N.@_dependencies = []</text:p>
          </draw:text-box>
        </draw:frame>
        <draw:frame draw:style-name="gr4" draw:layer="layout" svg:width="13.9cm" svg:height="1.783cm" svg:x="13.5cm" svg:y="24.317cm">
          <draw:text-box>
            <text:p>使N的单例类拥有了append_features(base)</text:p>
            <text:p>N.append_features</text:p>
          </draw:text-box>
        </draw:frame>
        <draw:frame draw:style-name="gr3" draw:layer="layout" svg:width="8.1cm" svg:height="0.962cm" svg:x="13.2cm" svg:y="5.5cm">
          <draw:text-box>
            <text:p>L.@_dependencies = []</text:p>
          </draw:text-box>
        </draw:frame>
        <draw:frame draw:style-name="gr3" draw:layer="layout" svg:width="8.1cm" svg:height="0.962cm" svg:x="12.5cm" svg:y="17.2cm">
          <draw:text-box>
            <text:p>M.@_dependencies = [L]</text:p>
          </draw:text-box>
        </draw:frame>
        <draw:frame draw:style-name="gr3" draw:layer="layout" svg:width="8.1cm" svg:height="0.962cm" svg:x="12.5cm" svg:y="28.538cm">
          <draw:text-box>
            <text:p>N.@_dependencies = [L]</text:p>
          </draw:text-box>
        </draw:frame>
        <draw:frame draw:style-name="gr3" draw:layer="layout" svg:width="9cm" svg:height="0.962cm" svg:x="12.5cm" svg:y="29.838cm">
          <draw:text-box>
            <text:p>N.@_dependencies = [L,M]</text:p>
          </draw:text-box>
        </draw:frame>
        <draw:frame draw:style-name="gr3" draw:layer="layout" svg:width="13.7cm" svg:height="2.384cm" svg:x="11cm" svg:y="36.427cm">
          <draw:text-box>
            <text:p>M.@_dependencies.each -- &gt; C.inlcude L</text:p>
            <text:p>Super -- &gt; C.include M</text:p>
            <text:p>C.extend M::ClassMethods </text:p>
          </draw:text-box>
        </draw:frame>
        <draw:frame draw:style-name="gr3" draw:layer="layout" svg:width="16.2cm" svg:height="1.673cm" svg:x="11.9cm" svg:y="39.627cm">
          <draw:text-box>
            <text:p>N.@_dependencies.each -- &gt; C.inlcude L, C.include M</text:p>
            <text:p>Super -- &gt; include N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軟正黑體" svg:font-family="微軟正黑體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21:42:45.528000000</meta:creation-date>
    <dc:date>2015-06-05T17:16:06.529000000</dc:date>
    <meta:editing-duration>PT37M8S</meta:editing-duration>
    <meta:editing-cycles>2</meta:editing-cycles>
    <meta:generator>LibreOffice/4.2.7.2$Windows_x86 LibreOffice_project/933c0aa564ec4f8883ed5732c866db48dca4dac5</meta:generator>
    <meta:document-statistic meta:object-count="17"/>
  </office:meta>
</office:document-meta>
</file>